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office:value-type="time" office:time-value="PT13H18M36.1165356S" calcext:value-type="time">
            <text:p>01:18:36 PM</text:p>
          </table:table-cell>
          <table:table-cell table:formula="of:=IF([.C2]-[.B2] &gt; 0; [.C2]-[.B2]; 0)" office:value-type="time" office:time-value="PT04H51M36.116536S" calcext:value-type="time">
            <text:p>04:51:36</text:p>
          </table:table-cell>
          <table:table-cell table:style-name="ce2" office:value-type="time" office:time-value="PT13H55M22.407839834S" calcext:value-type="time">
            <text:p>01:55:22 PM</text:p>
          </table:table-cell>
          <table:table-cell table:style-name="ce2" office:value-type="time" office:time-value="PT17H55M36.2638596S" calcext:value-type="time">
            <text:p>05:55:36 PM</text:p>
          </table:table-cell>
          <table:table-cell table:formula="of:=IF([.F2]-[.E2] &gt; 0; [.F2]-[.E2]; 0)" office:value-type="time" office:time-value="PT04H00M13.85602S" calcext:value-type="time">
            <text:p>04:00:14</text:p>
          </table:table-cell>
          <table:table-cell table:formula="of:=[.D2]+[.G2]" office:value-type="time" office:time-value="PT08H51M49.972556S" calcext:value-type="time">
            <text:p>08:51:50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variant enemies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time" office:time-value="PT08H31M27.757491525S" calcext:value-type="time">
            <text:p>08:31:27 AM</text:p>
          </table:table-cell>
          <table:table-cell office:value-type="time" office:time-value="PT11H46M41.1186484S" calcext:value-type="time">
            <text:p>11:46:41 AM</text:p>
          </table:table-cell>
          <table:table-cell table:formula="of:=IF([.C3]-[.B3] &gt; 0; [.C3]-[.B3]; 0)" office:value-type="time" office:time-value="PT03H15M13.361157S" calcext:value-type="time">
            <text:p>03:15:13</text:p>
          </table:table-cell>
          <table:table-cell table:number-columns-repeated="2"/>
          <table:table-cell table:formula="of:=IF([.F3]-[.E3] &gt; 0; [.F3]-[.E3]; 0)" office:value-type="time" office:time-value="PT00H00M00S" calcext:value-type="time">
            <text:p>00:00:00</text:p>
          </table:table-cell>
          <table:table-cell table:formula="of:=[.D3]+[.G3]" office:value-type="time" office:time-value="PT03H15M13.361157S" calcext:value-type="time">
            <text:p>03:15:13</text:p>
          </table:table-cell>
          <table:table-cell office:value-type="string" calcext:value-type="string">
            <text:p>Enemy items, console commands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08:28:04.501604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4T11:17:15.377401705</dc:date>
    <dc:creator>Benjamin Laws</dc:creator>
    <meta:editing-duration>PT11H37M20S</meta:editing-duration>
    <meta:editing-cycles>16</meta:editing-cycles>
    <meta:generator>LibreOffice/7.0.6.2$MacOSX_X86_64 LibreOffice_project/144abb84a525d8e30c9dbbefa69cbbf2d8d4ae3b</meta:generator>
    <meta:document-statistic meta:table-count="1" meta:cell-count="25" meta:object-count="0"/>
  </office:meta>
</office:document-meta>
</file>